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board info <text:s/>startup</text:p>
      <text:p text:style-name="Standard"/>
      <text:p text:style-name="Standard">0878</text:p>
      <text:p text:style-name="Standard">Used the 8 ch power connector. <text:s/>Is WRONG <text:s/>, blow up 1 A fuse <text:s/>Vin+ <text:s/>. replaced.</text:p>
      <text:p text:style-name="Standard"/>
      <text:p text:style-name="Standard"/>
      <text:p text:style-name="Standard">Big current <text:s/>, more then 1 A on Vdd and Vee. </text:p>
      <text:p text:style-name="Standard">found that a resistor for all amplifier was wrongly placed . Removed this resistor. </text:p>
      <text:p text:style-name="Standard">Current now <text:s/>480 mA <text:s/>( Vdd and Vee )</text:p>
      <text:p text:style-name="Standard"/>
      <text:p text:style-name="Standard">Programmed the DAC addresses for the 4 low DAC's . </text:p>
      <text:p text:style-name="Standard">Temperature can be read </text:p>
      <text:p text:style-name="Standard">all DAC's can be set</text:p>
      <text:p text:style-name="Standard">Bias control works. </text:p>
      <text:p text:style-name="Standard"/>
      <text:p text:style-name="Standard">Programmed the DAC addresses for the 4 upperr DAC's . </text:p>
      <text:p text:style-name="Standard"/>
      <text:p text:style-name="Standard">All DAC's are <text:s/>responding .</text:p>
      <text:p text:style-name="Standard"/>
      <text:p text:style-name="Standard">Added shotky diodes over ouput capacitors</text:p>
      <text:p text:style-name="Standard"/>
      <text:p text:style-name="Standard">Killed I2C level translator </text:p>
      <text:p text:style-name="Standard"/>
      <text:p text:style-name="Standard">Inverted offset -&gt; patch to apply </text:p>
      <text:p text:style-name="Standard"/>
      <text:p text:style-name="Standard">enable -3V via the +5V <text:s/>, via 1K wire resistor <text:s text:c="2"/>R43</text:p>
      <text:p text:style-name="Standard"/>
      <text:p text:style-name="Standard">place R23 <text:s/>10 K</text:p>
      <text:p text:style-name="Standard"/>
      <text:p text:style-name="Standard">Added <text:s/>R45 to have some load at input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6H57M21S</meta:editing-duration>
    <meta:editing-cycles>13</meta:editing-cycles>
    <meta:generator>OpenOffice/4.1.1$Win32 OpenOffice.org_project/411m6$Build-9775</meta:generator>
    <dc:date>2017-02-10T12:04:53.96</dc:date>
    <dc:creator>Wim Beaumont</dc:creator>
    <meta:document-statistic meta:table-count="0" meta:image-count="0" meta:object-count="0" meta:page-count="1" meta:paragraph-count="18" meta:word-count="131" meta:character-count="671"/>
    <meta:user-defined meta:name="Info 1"/>
    <meta:user-defined meta:name="Info 2"/>
    <meta:user-defined meta:name="Info 3"/>
    <meta:user-defined meta:name="Info 4"/>
  </office:meta>
</office:document-meta>
</file>